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ante pra fazer funcionar, depois explico</text:h>
      <text:h text:style-name="Heading_20_1" text:outline-level="1"/>
      <text:p text:style-name="Standard"/>
      <text:p text:style-name="Standard">Depois de seguir o básico da preparação do ambiente, fazer pull da última versão do fixwoback, e import Gradle project no Eclipse Mars, faça:</text:p>
      <text:list xml:id="list928884563" text:style-name="L1">
        <text:list-item>
          <text:p text:style-name="P1">com PostgreSQL 9.2 ou 9.3 (não testei em outras versões), edite postgresql.conf trocando “#max_prepared_transactions = 0” por “max_prepared_transactions = 10”, sem a #.</text:p>
        </text:list-item>
        <text:list-item>
          <text:p text:style-name="P1">crie os BDs fixwo, easybpms e jbpmdb</text:p>
        </text:list-item>
        <text:list-item>
          <text:p text:style-name="P1">user=postgres, password=postgres</text:p>
        </text:list-item>
      </text:list>
      <text:p text:style-name="Standard"/>
      <text:p text:style-name="Standard">Tudo deve funcionar com o Context e o processo fixwo.bpmn2 atuais.</text:p>
      <text:p text:style-name="Standard"/>
      <text:p text:style-name="Standard">Caso o processo mude, Mariana deve atualizar o gerador de código para fazer o Context ser gerado da forma como Context.java que fiz push. Não vi como criar Tag n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aude</meta:initial-creator>
    <meta:creation-date>2016-08-12T02:50:43</meta:creation-date>
    <dc:date>2016-08-12T03:06:57</dc:date>
    <dc:creator>Andre Saude</dc:creator>
    <meta:editing-duration>PT43S</meta:editing-duration>
    <meta:editing-cycles>1</meta:editing-cycles>
    <meta:document-statistic meta:table-count="0" meta:image-count="0" meta:object-count="0" meta:page-count="1" meta:paragraph-count="7" meta:word-count="107" meta:character-count="665" meta:non-whitespace-character-count="568"/>
    <meta:generator>LibreOffice/3.5$Linux_X86_64 LibreOffice_project/350m1$Build-2</meta:generator>
  </office:meta>
</office:document-meta>
</file>